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87.16pt" svg:height="184.2pt" svg:x="798.8pt" svg:y="187.51pt">
            <draw:object draw:notify-on-update-of-ranges="Sheet1.A36:Sheet1.A36 Sheet1.B36:Sheet1.K36 Sheet1.A37:Sheet1.A37 Sheet1.B37:Sheet1.K37 Sheet1.A38:Sheet1.A38 Sheet1.B38:Sheet1.K38 Sheet1.A39:Sheet1.A39 Sheet1.B39:Sheet1.K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socket</text:p>
          </table:table-cell>
          <table:table-cell office:value-type="string" calcext:value-type="string">
            <text:p>subscribe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table:number-columns-repeated="2"/>
          <table:table-cell table:style-name="ce1" office:value-type="float" office:value="0.000598" calcext:value-type="float">
            <text:p>0.000598</text:p>
          </table:table-cell>
          <table:table-cell table:style-name="ce1" office:value-type="float" office:value="0.007175" calcext:value-type="float">
            <text:p>0.007175</text:p>
          </table:table-cell>
          <table:table-cell table:style-name="ce1" office:value-type="float" office:value="0.032987" calcext:value-type="float">
            <text:p>0.032987</text:p>
          </table:table-cell>
          <table:table-cell table:style-name="ce1" office:value-type="float" office:value="0.041395" calcext:value-type="float">
            <text:p>0.041395</text:p>
          </table:table-cell>
          <table:table-cell table:style-name="ce1" office:value-type="float" office:value="0.046439" calcext:value-type="float">
            <text:p>0.046439</text:p>
          </table:table-cell>
          <table:table-cell table:style-name="ce1" office:value-type="float" office:value="0.062887" calcext:value-type="float">
            <text:p>0.062887</text:p>
          </table:table-cell>
          <table:table-cell table:style-name="ce1" office:value-type="float" office:value="0.088895" calcext:value-type="float">
            <text:p>0.088895</text:p>
          </table:table-cell>
          <table:table-cell table:style-name="ce1" office:value-type="float" office:value="0.130248" calcext:value-type="float">
            <text:p>0.130248</text:p>
          </table:table-cell>
          <table:table-cell table:style-name="ce1" office:value-type="float" office:value="0.132525" calcext:value-type="float">
            <text:p>0.132525</text:p>
          </table:table-cell>
          <table:table-cell table:style-name="ce1" office:value-type="float" office:value="0.161473" calcext:value-type="float">
            <text:p>0.161473</text:p>
          </table:table-cell>
        </table:table-row>
        <table:table-row table:style-name="ro1">
          <table:table-cell table:number-columns-repeated="2"/>
          <table:table-cell table:style-name="ce1" office:value-type="float" office:value="0.000619" calcext:value-type="float">
            <text:p>0.000619</text:p>
          </table:table-cell>
          <table:table-cell table:style-name="ce1" office:value-type="float" office:value="0.005536" calcext:value-type="float">
            <text:p>0.005536</text:p>
          </table:table-cell>
          <table:table-cell table:style-name="ce1" office:value-type="float" office:value="0.021727" calcext:value-type="float">
            <text:p>0.021727</text:p>
          </table:table-cell>
          <table:table-cell table:style-name="ce1" office:value-type="float" office:value="0.038653" calcext:value-type="float">
            <text:p>0.038653</text:p>
          </table:table-cell>
          <table:table-cell table:style-name="ce1" office:value-type="float" office:value="0.057953" calcext:value-type="float">
            <text:p>0.057953</text:p>
          </table:table-cell>
          <table:table-cell table:style-name="ce1" office:value-type="float" office:value="0.086722" calcext:value-type="float">
            <text:p>0.086722</text:p>
          </table:table-cell>
          <table:table-cell table:style-name="ce1" office:value-type="float" office:value="0.08588" calcext:value-type="float">
            <text:p>0.08588</text:p>
          </table:table-cell>
          <table:table-cell table:style-name="ce1" office:value-type="float" office:value="0.090789" calcext:value-type="float">
            <text:p>0.090789</text:p>
          </table:table-cell>
          <table:table-cell table:style-name="ce1" office:value-type="float" office:value="0.121887" calcext:value-type="float">
            <text:p>0.121887</text:p>
          </table:table-cell>
          <table:table-cell table:style-name="ce1" office:value-type="float" office:value="0.174093" calcext:value-type="float">
            <text:p>0.174093</text:p>
          </table:table-cell>
        </table:table-row>
        <table:table-row table:style-name="ro1">
          <table:table-cell table:number-columns-repeated="2"/>
          <table:table-cell table:style-name="ce1" office:value-type="float" office:value="0.000578" calcext:value-type="float">
            <text:p>0.000578</text:p>
          </table:table-cell>
          <table:table-cell table:style-name="ce1" office:value-type="float" office:value="0.004626" calcext:value-type="float">
            <text:p>0.004626</text:p>
          </table:table-cell>
          <table:table-cell table:style-name="ce1" office:value-type="float" office:value="0.032219" calcext:value-type="float">
            <text:p>0.032219</text:p>
          </table:table-cell>
          <table:table-cell table:style-name="ce1" office:value-type="float" office:value="0.028266" calcext:value-type="float">
            <text:p>0.028266</text:p>
          </table:table-cell>
          <table:table-cell table:style-name="ce1" office:value-type="float" office:value="0.060501" calcext:value-type="float">
            <text:p>0.060501</text:p>
          </table:table-cell>
          <table:table-cell table:style-name="ce1" office:value-type="float" office:value="0.087569" calcext:value-type="float">
            <text:p>0.087569</text:p>
          </table:table-cell>
          <table:table-cell table:style-name="ce1" office:value-type="float" office:value="0.080495" calcext:value-type="float">
            <text:p>0.080495</text:p>
          </table:table-cell>
          <table:table-cell table:style-name="ce1" office:value-type="float" office:value="0.112841" calcext:value-type="float">
            <text:p>0.112841</text:p>
          </table:table-cell>
          <table:table-cell table:style-name="ce1" office:value-type="float" office:value="0.120256" calcext:value-type="float">
            <text:p>0.120256</text:p>
          </table:table-cell>
          <table:table-cell table:style-name="ce1" office:value-type="float" office:value="0.166864" calcext:value-type="float">
            <text:p>0.166864</text:p>
          </table:table-cell>
        </table:table-row>
        <table:table-row table:style-name="ro1">
          <table:table-cell table:number-columns-repeated="2"/>
          <table:table-cell table:style-name="ce1" office:value-type="float" office:value="0.000564" calcext:value-type="float">
            <text:p>0.000564</text:p>
          </table:table-cell>
          <table:table-cell table:style-name="ce1" office:value-type="float" office:value="0.004198" calcext:value-type="float">
            <text:p>0.004198</text:p>
          </table:table-cell>
          <table:table-cell table:style-name="ce1" office:value-type="float" office:value="0.0326" calcext:value-type="float">
            <text:p>0.0326</text:p>
          </table:table-cell>
          <table:table-cell table:style-name="ce1" office:value-type="float" office:value="0.032926" calcext:value-type="float">
            <text:p>0.032926</text:p>
          </table:table-cell>
          <table:table-cell table:style-name="ce1" office:value-type="float" office:value="0.045101" calcext:value-type="float">
            <text:p>0.045101</text:p>
          </table:table-cell>
          <table:table-cell table:style-name="ce1" office:value-type="float" office:value="0.08297" calcext:value-type="float">
            <text:p>0.08297</text:p>
          </table:table-cell>
          <table:table-cell table:style-name="ce1" office:value-type="float" office:value="0.097001" calcext:value-type="float">
            <text:p>0.097001</text:p>
          </table:table-cell>
          <table:table-cell table:style-name="ce1" office:value-type="float" office:value="0.103171" calcext:value-type="float">
            <text:p>0.103171</text:p>
          </table:table-cell>
          <table:table-cell table:style-name="ce1" office:value-type="float" office:value="0.103522" calcext:value-type="float">
            <text:p>0.103522</text:p>
          </table:table-cell>
          <table:table-cell table:style-name="ce1" office:value-type="float" office:value="0.160565" calcext:value-type="float">
            <text:p>0.1605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Websocket</text:p>
          </table:table-cell>
          <table:table-cell table:formula="of:=AVERAGE([.C6:.C9])" office:value-type="float" office:value="0.00058975" calcext:value-type="float">
            <text:p>0.00058975</text:p>
          </table:table-cell>
          <table:table-cell table:formula="of:=AVERAGE([.D6:.D9])" office:value-type="float" office:value="0.00538375" calcext:value-type="float">
            <text:p>0.00538375</text:p>
          </table:table-cell>
          <table:table-cell table:formula="of:=AVERAGE([.E6:.E9])" office:value-type="float" office:value="0.02988325" calcext:value-type="float">
            <text:p>0.02988325</text:p>
          </table:table-cell>
          <table:table-cell table:formula="of:=AVERAGE([.F6:.F9])" office:value-type="float" office:value="0.03531" calcext:value-type="float">
            <text:p>0.03531</text:p>
          </table:table-cell>
          <table:table-cell table:formula="of:=AVERAGE([.G6:.G9])" office:value-type="float" office:value="0.0524985" calcext:value-type="float">
            <text:p>0.0524985</text:p>
          </table:table-cell>
          <table:table-cell table:formula="of:=AVERAGE([.H6:.H9])" office:value-type="float" office:value="0.080037" calcext:value-type="float">
            <text:p>0.080037</text:p>
          </table:table-cell>
          <table:table-cell table:formula="of:=AVERAGE([.I6:.I9])" office:value-type="float" office:value="0.08806775" calcext:value-type="float">
            <text:p>0.08806775</text:p>
          </table:table-cell>
          <table:table-cell table:formula="of:=AVERAGE([.J6:.J9])" office:value-type="float" office:value="0.10926225" calcext:value-type="float">
            <text:p>0.10926225</text:p>
          </table:table-cell>
          <table:table-cell table:formula="of:=AVERAGE([.K6:.K9])" office:value-type="float" office:value="0.1195475" calcext:value-type="float">
            <text:p>0.1195475</text:p>
          </table:table-cell>
          <table:table-cell table:formula="of:=AVERAGE([.L6:.L9])" office:value-type="float" office:value="0.16574875" calcext:value-type="float">
            <text:p>0.165748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ventSour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table:number-columns-repeated="2"/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5248" calcext:value-type="float">
            <text:p>0.005248</text:p>
          </table:table-cell>
          <table:table-cell table:style-name="ce1" office:value-type="float" office:value="0.024032" calcext:value-type="float">
            <text:p>0.024032</text:p>
          </table:table-cell>
          <table:table-cell table:style-name="ce1" office:value-type="float" office:value="0.061714" calcext:value-type="float">
            <text:p>0.061714</text:p>
          </table:table-cell>
          <table:table-cell table:style-name="ce1" office:value-type="float" office:value="0.091822" calcext:value-type="float">
            <text:p>0.091822</text:p>
          </table:table-cell>
          <table:table-cell table:style-name="ce1" office:value-type="float" office:value="0.10562" calcext:value-type="float">
            <text:p>0.10562</text:p>
          </table:table-cell>
          <table:table-cell table:style-name="ce1" office:value-type="float" office:value="0.153502" calcext:value-type="float">
            <text:p>0.153502</text:p>
          </table:table-cell>
          <table:table-cell table:style-name="ce1" office:value-type="float" office:value="0.114763" calcext:value-type="float">
            <text:p>0.114763</text:p>
          </table:table-cell>
          <table:table-cell table:style-name="ce1" office:value-type="float" office:value="0.152908" calcext:value-type="float">
            <text:p>0.152908</text:p>
          </table:table-cell>
          <table:table-cell table:style-name="ce1" office:value-type="float" office:value="0.181374" calcext:value-type="float">
            <text:p>0.181374</text:p>
          </table:table-cell>
        </table:table-row>
        <table:table-row table:style-name="ro1">
          <table:table-cell table:number-columns-repeated="2"/>
          <table:table-cell table:style-name="ce1" office:value-type="float" office:value="0.00075" calcext:value-type="float">
            <text:p>0.00075</text:p>
          </table:table-cell>
          <table:table-cell table:style-name="ce1" office:value-type="float" office:value="0.005924" calcext:value-type="float">
            <text:p>0.005924</text:p>
          </table:table-cell>
          <table:table-cell table:style-name="ce1" office:value-type="float" office:value="0.02485" calcext:value-type="float">
            <text:p>0.02485</text:p>
          </table:table-cell>
          <table:table-cell table:style-name="ce1" office:value-type="float" office:value="0.065221" calcext:value-type="float">
            <text:p>0.065221</text:p>
          </table:table-cell>
          <table:table-cell table:style-name="ce1" office:value-type="float" office:value="0.111076" calcext:value-type="float">
            <text:p>0.111076</text:p>
          </table:table-cell>
          <table:table-cell table:style-name="ce1" office:value-type="float" office:value="0.1147" calcext:value-type="float">
            <text:p>0.1147</text:p>
          </table:table-cell>
          <table:table-cell table:style-name="ce1" office:value-type="float" office:value="0.12851" calcext:value-type="float">
            <text:p>0.12851</text:p>
          </table:table-cell>
          <table:table-cell table:style-name="ce1" office:value-type="float" office:value="0.157166" calcext:value-type="float">
            <text:p>0.157166</text:p>
          </table:table-cell>
          <table:table-cell table:style-name="ce1" office:value-type="float" office:value="0.180831" calcext:value-type="float">
            <text:p>0.180831</text:p>
          </table:table-cell>
          <table:table-cell table:style-name="ce1" office:value-type="float" office:value="0.160548" calcext:value-type="float">
            <text:p>0.160548</text:p>
          </table:table-cell>
        </table:table-row>
        <table:table-row table:style-name="ro1">
          <table:table-cell table:number-columns-repeated="2"/>
          <table:table-cell table:style-name="ce1" office:value-type="float" office:value="0.001251" calcext:value-type="float">
            <text:p>0.001251</text:p>
          </table:table-cell>
          <table:table-cell table:style-name="ce1" office:value-type="float" office:value="0.008689" calcext:value-type="float">
            <text:p>0.008689</text:p>
          </table:table-cell>
          <table:table-cell table:style-name="ce1" office:value-type="float" office:value="0.025366" calcext:value-type="float">
            <text:p>0.025366</text:p>
          </table:table-cell>
          <table:table-cell table:style-name="ce1" office:value-type="float" office:value="0.041487" calcext:value-type="float">
            <text:p>0.041487</text:p>
          </table:table-cell>
          <table:table-cell table:style-name="ce1" office:value-type="float" office:value="0.077847" calcext:value-type="float">
            <text:p>0.077847</text:p>
          </table:table-cell>
          <table:table-cell table:style-name="ce1" office:value-type="float" office:value="0.134039" calcext:value-type="float">
            <text:p>0.134039</text:p>
          </table:table-cell>
          <table:table-cell table:style-name="ce1" office:value-type="float" office:value="0.163358" calcext:value-type="float">
            <text:p>0.163358</text:p>
          </table:table-cell>
          <table:table-cell table:style-name="ce1" office:value-type="float" office:value="0.135884" calcext:value-type="float">
            <text:p>0.135884</text:p>
          </table:table-cell>
          <table:table-cell table:style-name="ce1" office:value-type="float" office:value="0.169772" calcext:value-type="float">
            <text:p>0.169772</text:p>
          </table:table-cell>
          <table:table-cell table:style-name="ce1" office:value-type="float" office:value="0.197271" calcext:value-type="float">
            <text:p>0.197271</text:p>
          </table:table-cell>
        </table:table-row>
        <table:table-row table:style-name="ro1">
          <table:table-cell table:number-columns-repeated="2"/>
          <table:table-cell table:style-name="ce1" office:value-type="float" office:value="0.00072" calcext:value-type="float">
            <text:p>0.00072</text:p>
          </table:table-cell>
          <table:table-cell table:style-name="ce1" office:value-type="float" office:value="0.00592" calcext:value-type="float">
            <text:p>0.00592</text:p>
          </table:table-cell>
          <table:table-cell table:style-name="ce1" office:value-type="float" office:value="0.024867" calcext:value-type="float">
            <text:p>0.024867</text:p>
          </table:table-cell>
          <table:table-cell table:style-name="ce1" office:value-type="float" office:value="0.057266" calcext:value-type="float">
            <text:p>0.057266</text:p>
          </table:table-cell>
          <table:table-cell table:style-name="ce1" office:value-type="float" office:value="0.085146" calcext:value-type="float">
            <text:p>0.085146</text:p>
          </table:table-cell>
          <table:table-cell table:style-name="ce1" office:value-type="float" office:value="0.122079" calcext:value-type="float">
            <text:p>0.122079</text:p>
          </table:table-cell>
          <table:table-cell table:style-name="ce1" office:value-type="float" office:value="0.106471" calcext:value-type="float">
            <text:p>0.106471</text:p>
          </table:table-cell>
          <table:table-cell table:style-name="ce1" office:value-type="float" office:value="0.148203" calcext:value-type="float">
            <text:p>0.148203</text:p>
          </table:table-cell>
          <table:table-cell table:style-name="ce1" office:value-type="float" office:value="0.166343" calcext:value-type="float">
            <text:p>0.166343</text:p>
          </table:table-cell>
          <table:table-cell table:style-name="ce1" office:value-type="float" office:value="0.201966" calcext:value-type="float">
            <text:p>0.201966</text:p>
          </table:table-cell>
        </table:table-row>
        <table:table-row table:style-name="ro1">
          <table:table-cell office:value-type="string" calcext:value-type="string">
            <text:p>avg:</text:p>
          </table:table-cell>
          <table:table-cell office:value-type="string" calcext:value-type="string">
            <text:p>EventSource</text:p>
          </table:table-cell>
          <table:table-cell table:formula="of:=AVERAGE([.C15:.C18])" office:value-type="float" office:value="0.00086975" calcext:value-type="float">
            <text:p>0.00086975</text:p>
          </table:table-cell>
          <table:table-cell table:formula="of:=AVERAGE([.D15:.D18])" office:value-type="float" office:value="0.00644525" calcext:value-type="float">
            <text:p>0.00644525</text:p>
          </table:table-cell>
          <table:table-cell table:formula="of:=AVERAGE([.E15:.E18])" office:value-type="float" office:value="0.02477875" calcext:value-type="float">
            <text:p>0.02477875</text:p>
          </table:table-cell>
          <table:table-cell table:formula="of:=AVERAGE([.F15:.F18])" office:value-type="float" office:value="0.056422" calcext:value-type="float">
            <text:p>0.056422</text:p>
          </table:table-cell>
          <table:table-cell table:formula="of:=AVERAGE([.G15:.G18])" office:value-type="float" office:value="0.09147275" calcext:value-type="float">
            <text:p>0.09147275</text:p>
          </table:table-cell>
          <table:table-cell table:formula="of:=AVERAGE([.H15:.H18])" office:value-type="float" office:value="0.1191095" calcext:value-type="float">
            <text:p>0.1191095</text:p>
          </table:table-cell>
          <table:table-cell table:formula="of:=AVERAGE([.I15:.I18])" office:value-type="float" office:value="0.13796025" calcext:value-type="float">
            <text:p>0.13796025</text:p>
          </table:table-cell>
          <table:table-cell table:formula="of:=AVERAGE([.J15:.J18])" office:value-type="float" office:value="0.139004" calcext:value-type="float">
            <text:p>0.139004</text:p>
          </table:table-cell>
          <table:table-cell table:formula="of:=AVERAGE([.K15:.K18])" office:value-type="float" office:value="0.1674635" calcext:value-type="float">
            <text:p>0.1674635</text:p>
          </table:table-cell>
          <table:table-cell table:formula="of:=AVERAGE([.L15:.L18])" office:value-type="float" office:value="0.18528975" calcext:value-type="float">
            <text:p>0.185289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ongPoll</text:p>
          </table:table-cell>
          <table:table-cell office:value-type="string" calcext:value-type="string">
            <text:p>subscribe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table:number-columns-repeated="2"/>
          <table:table-cell table:style-name="ce1" office:value-type="float" office:value="0.000832" calcext:value-type="float">
            <text:p>0.000832</text:p>
          </table:table-cell>
          <table:table-cell table:style-name="ce1" office:value-type="float" office:value="0.007038" calcext:value-type="float">
            <text:p>0.007038</text:p>
          </table:table-cell>
          <table:table-cell table:style-name="ce1" office:value-type="float" office:value="0.035802" calcext:value-type="float">
            <text:p>0.035802</text:p>
          </table:table-cell>
          <table:table-cell table:style-name="ce1" office:value-type="float" office:value="0.078543" calcext:value-type="float">
            <text:p>0.078543</text:p>
          </table:table-cell>
          <table:table-cell table:style-name="ce1" office:value-type="float" office:value="0.127036" calcext:value-type="float">
            <text:p>0.127036</text:p>
          </table:table-cell>
          <table:table-cell table:style-name="ce1" office:value-type="float" office:value="0.117797" calcext:value-type="float">
            <text:p>0.117797</text:p>
          </table:table-cell>
          <table:table-cell table:style-name="ce1" office:value-type="float" office:value="0.18935" calcext:value-type="float">
            <text:p>0.18935</text:p>
          </table:table-cell>
          <table:table-cell table:style-name="ce1" office:value-type="float" office:value="0.204904" calcext:value-type="float">
            <text:p>0.204904</text:p>
          </table:table-cell>
          <table:table-cell table:style-name="ce1" office:value-type="float" office:value="0.275992" calcext:value-type="float">
            <text:p>0.275992</text:p>
          </table:table-cell>
          <table:table-cell table:style-name="ce1" office:value-type="float" office:value="0.364518" calcext:value-type="float">
            <text:p>0.364518</text:p>
          </table:table-cell>
        </table:table-row>
        <table:table-row table:style-name="ro1">
          <table:table-cell table:number-columns-repeated="2"/>
          <table:table-cell table:style-name="ce1" office:value-type="float" office:value="0.001108" calcext:value-type="float">
            <text:p>0.001108</text:p>
          </table:table-cell>
          <table:table-cell table:style-name="ce1" office:value-type="float" office:value="0.007375" calcext:value-type="float">
            <text:p>0.007375</text:p>
          </table:table-cell>
          <table:table-cell table:style-name="ce1" office:value-type="float" office:value="0.030625" calcext:value-type="float">
            <text:p>0.030625</text:p>
          </table:table-cell>
          <table:table-cell table:style-name="ce1" office:value-type="float" office:value="0.084244" calcext:value-type="float">
            <text:p>0.084244</text:p>
          </table:table-cell>
          <table:table-cell table:style-name="ce1" office:value-type="float" office:value="0.108918" calcext:value-type="float">
            <text:p>0.108918</text:p>
          </table:table-cell>
          <table:table-cell table:style-name="ce1" office:value-type="float" office:value="0.10724" calcext:value-type="float">
            <text:p>0.10724</text:p>
          </table:table-cell>
          <table:table-cell table:style-name="ce1" office:value-type="float" office:value="0.184588" calcext:value-type="float">
            <text:p>0.184588</text:p>
          </table:table-cell>
          <table:table-cell table:style-name="ce1" office:value-type="float" office:value="0.211423" calcext:value-type="float">
            <text:p>0.211423</text:p>
          </table:table-cell>
          <table:table-cell table:style-name="ce1" office:value-type="float" office:value="0.223556" calcext:value-type="float">
            <text:p>0.223556</text:p>
          </table:table-cell>
          <table:table-cell table:style-name="ce1" office:value-type="float" office:value="0.35761" calcext:value-type="float">
            <text:p>0.35761</text:p>
          </table:table-cell>
        </table:table-row>
        <table:table-row table:style-name="ro1">
          <table:table-cell table:number-columns-repeated="2"/>
          <table:table-cell table:style-name="ce1" office:value-type="float" office:value="0.000775" calcext:value-type="float">
            <text:p>0.000775</text:p>
          </table:table-cell>
          <table:table-cell table:style-name="ce1" office:value-type="float" office:value="0.01269" calcext:value-type="float">
            <text:p>0.01269</text:p>
          </table:table-cell>
          <table:table-cell table:style-name="ce1" office:value-type="float" office:value="0.030153" calcext:value-type="float">
            <text:p>0.030153</text:p>
          </table:table-cell>
          <table:table-cell table:style-name="ce1" office:value-type="float" office:value="0.092773" calcext:value-type="float">
            <text:p>0.092773</text:p>
          </table:table-cell>
          <table:table-cell table:style-name="ce1" office:value-type="float" office:value="0.094346" calcext:value-type="float">
            <text:p>0.094346</text:p>
          </table:table-cell>
          <table:table-cell table:style-name="ce1" office:value-type="float" office:value="0.11035" calcext:value-type="float">
            <text:p>0.11035</text:p>
          </table:table-cell>
          <table:table-cell table:style-name="ce1" office:value-type="float" office:value="0.224976" calcext:value-type="float">
            <text:p>0.224976</text:p>
          </table:table-cell>
          <table:table-cell table:style-name="ce1" office:value-type="float" office:value="0.216028" calcext:value-type="float">
            <text:p>0.216028</text:p>
          </table:table-cell>
          <table:table-cell table:style-name="ce1" office:value-type="float" office:value="0.300079" calcext:value-type="float">
            <text:p>0.300079</text:p>
          </table:table-cell>
          <table:table-cell table:style-name="ce1" office:value-type="float" office:value="0.433536" calcext:value-type="float">
            <text:p>0.433536</text:p>
          </table:table-cell>
        </table:table-row>
        <table:table-row table:style-name="ro1">
          <table:table-cell table:number-columns-repeated="2"/>
          <table:table-cell table:style-name="ce1" office:value-type="float" office:value="0.000999" calcext:value-type="float">
            <text:p>0.000999</text:p>
          </table:table-cell>
          <table:table-cell table:style-name="ce1" office:value-type="float" office:value="0.007944" calcext:value-type="float">
            <text:p>0.007944</text:p>
          </table:table-cell>
          <table:table-cell table:style-name="ce1" office:value-type="float" office:value="0.032068" calcext:value-type="float">
            <text:p>0.032068</text:p>
          </table:table-cell>
          <table:table-cell table:style-name="ce1" office:value-type="float" office:value="0.066904" calcext:value-type="float">
            <text:p>0.066904</text:p>
          </table:table-cell>
          <table:table-cell table:style-name="ce1" office:value-type="float" office:value="0.11263" calcext:value-type="float">
            <text:p>0.11263</text:p>
          </table:table-cell>
          <table:table-cell table:style-name="ce1" office:value-type="float" office:value="0.136761" calcext:value-type="float">
            <text:p>0.136761</text:p>
          </table:table-cell>
          <table:table-cell table:style-name="ce1" office:value-type="float" office:value="0.233418" calcext:value-type="float">
            <text:p>0.233418</text:p>
          </table:table-cell>
          <table:table-cell table:style-name="ce1" office:value-type="float" office:value="0.22667" calcext:value-type="float">
            <text:p>0.22667</text:p>
          </table:table-cell>
          <table:table-cell table:style-name="ce1" office:value-type="float" office:value="0.243692" calcext:value-type="float">
            <text:p>0.243692</text:p>
          </table:table-cell>
          <table:table-cell table:style-name="ce1" office:value-type="float" office:value="0.313283" calcext:value-type="float">
            <text:p>0.313283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Long-Poll</text:p>
          </table:table-cell>
          <table:table-cell table:formula="of:=AVERAGE([.C23:.C26])" office:value-type="float" office:value="0.0009285" calcext:value-type="float">
            <text:p>0.0009285</text:p>
          </table:table-cell>
          <table:table-cell table:formula="of:=AVERAGE([.D23:.D26])" office:value-type="float" office:value="0.00876175" calcext:value-type="float">
            <text:p>0.00876175</text:p>
          </table:table-cell>
          <table:table-cell table:formula="of:=AVERAGE([.E23:.E26])" office:value-type="float" office:value="0.032162" calcext:value-type="float">
            <text:p>0.032162</text:p>
          </table:table-cell>
          <table:table-cell table:formula="of:=AVERAGE([.F23:.F26])" office:value-type="float" office:value="0.080616" calcext:value-type="float">
            <text:p>0.080616</text:p>
          </table:table-cell>
          <table:table-cell table:formula="of:=AVERAGE([.G23:.G26])" office:value-type="float" office:value="0.1107325" calcext:value-type="float">
            <text:p>0.1107325</text:p>
          </table:table-cell>
          <table:table-cell table:formula="of:=AVERAGE([.H23:.H26])" office:value-type="float" office:value="0.118037" calcext:value-type="float">
            <text:p>0.118037</text:p>
          </table:table-cell>
          <table:table-cell table:formula="of:=AVERAGE([.I23:.I26])" office:value-type="float" office:value="0.208083" calcext:value-type="float">
            <text:p>0.208083</text:p>
          </table:table-cell>
          <table:table-cell table:formula="of:=AVERAGE([.J23:.J26])" office:value-type="float" office:value="0.21475625" calcext:value-type="float">
            <text:p>0.21475625</text:p>
          </table:table-cell>
          <table:table-cell table:formula="of:=AVERAGE([.K23:.K26])" office:value-type="float" office:value="0.26082975" calcext:value-type="float">
            <text:p>0.26082975</text:p>
          </table:table-cell>
          <table:table-cell table:formula="of:=AVERAGE([.L23:.L26])" office:value-type="float" office:value="0.36723675" calcext:value-type="float">
            <text:p>0.36723675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internal total response time (sec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string" calcext:value-type="string">
            <text:p>Websocket</text:p>
          </table:table-cell>
          <table:table-cell table:formula="of:=AVERAGE([.C6:.C9])" office:value-type="float" office:value="0.00058975" calcext:value-type="float">
            <text:p>0.00058975</text:p>
          </table:table-cell>
          <table:table-cell table:formula="of:=AVERAGE([.D6:.D9])" office:value-type="float" office:value="0.00538375" calcext:value-type="float">
            <text:p>0.00538375</text:p>
          </table:table-cell>
          <table:table-cell table:formula="of:=AVERAGE([.E6:.E9])" office:value-type="float" office:value="0.02988325" calcext:value-type="float">
            <text:p>0.02988325</text:p>
          </table:table-cell>
          <table:table-cell table:formula="of:=AVERAGE([.F6:.F9])" office:value-type="float" office:value="0.03531" calcext:value-type="float">
            <text:p>0.03531</text:p>
          </table:table-cell>
          <table:table-cell table:formula="of:=AVERAGE([.G6:.G9])" office:value-type="float" office:value="0.0524985" calcext:value-type="float">
            <text:p>0.0524985</text:p>
          </table:table-cell>
          <table:table-cell table:formula="of:=AVERAGE([.H6:.H9])" office:value-type="float" office:value="0.080037" calcext:value-type="float">
            <text:p>0.080037</text:p>
          </table:table-cell>
          <table:table-cell table:formula="of:=AVERAGE([.I6:.I9])" office:value-type="float" office:value="0.08806775" calcext:value-type="float">
            <text:p>0.08806775</text:p>
          </table:table-cell>
          <table:table-cell table:formula="of:=AVERAGE([.J6:.J9])" office:value-type="float" office:value="0.10926225" calcext:value-type="float">
            <text:p>0.10926225</text:p>
          </table:table-cell>
          <table:table-cell table:formula="of:=AVERAGE([.K6:.K9])" office:value-type="float" office:value="0.1195475" calcext:value-type="float">
            <text:p>0.1195475</text:p>
          </table:table-cell>
          <table:table-cell table:formula="of:=AVERAGE([.L6:.L9])" office:value-type="float" office:value="0.16574875" calcext:value-type="float">
            <text:p>0.16574875</text:p>
          </table:table-cell>
          <table:table-cell/>
        </table:table-row>
        <table:table-row table:style-name="ro1">
          <table:table-cell office:value-type="string" calcext:value-type="string">
            <text:p>EventSource</text:p>
          </table:table-cell>
          <table:table-cell table:formula="of:=AVERAGE([.C15:.C18])" office:value-type="float" office:value="0.00086975" calcext:value-type="float">
            <text:p>0.00086975</text:p>
          </table:table-cell>
          <table:table-cell table:formula="of:=AVERAGE([.D15:.D18])" office:value-type="float" office:value="0.00644525" calcext:value-type="float">
            <text:p>0.00644525</text:p>
          </table:table-cell>
          <table:table-cell table:formula="of:=AVERAGE([.E15:.E18])" office:value-type="float" office:value="0.02477875" calcext:value-type="float">
            <text:p>0.02477875</text:p>
          </table:table-cell>
          <table:table-cell table:formula="of:=AVERAGE([.F15:.F18])" office:value-type="float" office:value="0.056422" calcext:value-type="float">
            <text:p>0.056422</text:p>
          </table:table-cell>
          <table:table-cell table:formula="of:=AVERAGE([.G15:.G18])" office:value-type="float" office:value="0.09147275" calcext:value-type="float">
            <text:p>0.09147275</text:p>
          </table:table-cell>
          <table:table-cell table:formula="of:=AVERAGE([.H15:.H18])" office:value-type="float" office:value="0.1191095" calcext:value-type="float">
            <text:p>0.1191095</text:p>
          </table:table-cell>
          <table:table-cell table:formula="of:=AVERAGE([.I15:.I18])" office:value-type="float" office:value="0.13796025" calcext:value-type="float">
            <text:p>0.13796025</text:p>
          </table:table-cell>
          <table:table-cell table:formula="of:=AVERAGE([.J15:.J18])" office:value-type="float" office:value="0.139004" calcext:value-type="float">
            <text:p>0.139004</text:p>
          </table:table-cell>
          <table:table-cell table:formula="of:=AVERAGE([.K15:.K18])" office:value-type="float" office:value="0.1674635" calcext:value-type="float">
            <text:p>0.1674635</text:p>
          </table:table-cell>
          <table:table-cell table:formula="of:=AVERAGE([.L15:.L18])" office:value-type="float" office:value="0.18528975" calcext:value-type="float">
            <text:p>0.18528975</text:p>
          </table:table-cell>
          <table:table-cell/>
        </table:table-row>
        <table:table-row table:style-name="ro1">
          <table:table-cell office:value-type="string" calcext:value-type="string">
            <text:p>Long-Poll</text:p>
          </table:table-cell>
          <table:table-cell table:formula="of:=AVERAGE([.C23:.C26])" office:value-type="float" office:value="0.0009285" calcext:value-type="float">
            <text:p>0.0009285</text:p>
          </table:table-cell>
          <table:table-cell table:formula="of:=AVERAGE([.D23:.D26])" office:value-type="float" office:value="0.00876175" calcext:value-type="float">
            <text:p>0.00876175</text:p>
          </table:table-cell>
          <table:table-cell table:formula="of:=AVERAGE([.E23:.E26])" office:value-type="float" office:value="0.032162" calcext:value-type="float">
            <text:p>0.032162</text:p>
          </table:table-cell>
          <table:table-cell table:formula="of:=AVERAGE([.F23:.F26])" office:value-type="float" office:value="0.080616" calcext:value-type="float">
            <text:p>0.080616</text:p>
          </table:table-cell>
          <table:table-cell table:formula="of:=AVERAGE([.G23:.G26])" office:value-type="float" office:value="0.1107325" calcext:value-type="float">
            <text:p>0.1107325</text:p>
          </table:table-cell>
          <table:table-cell table:formula="of:=AVERAGE([.H23:.H26])" office:value-type="float" office:value="0.118037" calcext:value-type="float">
            <text:p>0.118037</text:p>
          </table:table-cell>
          <table:table-cell table:formula="of:=AVERAGE([.I23:.I26])" office:value-type="float" office:value="0.208083" calcext:value-type="float">
            <text:p>0.208083</text:p>
          </table:table-cell>
          <table:table-cell table:formula="of:=AVERAGE([.J23:.J26])" office:value-type="float" office:value="0.21475625" calcext:value-type="float">
            <text:p>0.21475625</text:p>
          </table:table-cell>
          <table:table-cell table:formula="of:=AVERAGE([.K23:.K26])" office:value-type="float" office:value="0.26082975" calcext:value-type="float">
            <text:p>0.26082975</text:p>
          </table:table-cell>
          <table:table-cell table:formula="of:=AVERAGE([.L23:.L26])" office:value-type="float" office:value="0.36723675" calcext:value-type="float">
            <text:p>0.367236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2:22:36.287520577</meta:creation-date>
    <dc:date>2015-12-13T21:40:22.646933789</dc:date>
    <meta:editing-duration>PT1H12M59S</meta:editing-duration>
    <meta:editing-cycles>6</meta:editing-cycles>
    <meta:generator>LibreOffice/4.4.6.3$Linux_X86_64 LibreOffice_project/40m0$Build-3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59cm" svg:height="6.499cm" xlink:href=".." xlink:type="simple" chart:class="chart:scatter" chart:style-name="ch1">
        <chart:title svg:x="2.407cm" svg:y="0.265cm" chart:style-name="ch2">
          <text:p>Total Subscriber Response Times Benchmark</text:p>
        </chart:title>
        <chart:subtitle svg:x="3.888cm" svg:y="1.173cm" chart:style-name="ch3">
          <text:p>(as measured from within Nchan)</text:p>
        </chart:subtitle>
        <chart:legend chart:legend-position="end" svg:x="10.973cm" svg:y="2.452cm" style:legend-expansion="high" chart:style-name="ch4"/>
        <chart:plot-area chart:style-name="ch5" table:cell-range-address="Sheet1.A36:Sheet1.K39" chart:data-source-has-labels="both" svg:x="1.284cm" svg:y="1.985cm" svg:width="9.416cm" svg:height="3.404cm">
          <chartooo:coordinate-region svg:x="2.011cm" svg:y="2.184cm" svg:width="8.224cm" svg:height="2.558cm"/>
          <chart:axis chart:dimension="x" chart:name="primary-x" chart:style-name="ch6" chartooo:axis-type="auto">
            <chart:title svg:x="3.818cm" svg:y="5.518cm" chart:style-name="ch7">
              <text:p>concurrent subscribers count</text:p>
            </chart:title>
            <chart:categories table:cell-range-address="Sheet1.B36:Sheet1.K36"/>
          </chart:axis>
          <chart:axis chart:dimension="y" chart:name="primary-y" chart:style-name="ch6">
            <chart:title svg:x="0.451cm" svg:y="6.498cm" chart:style-name="ch8">
              <text:p>avg. time to respond to all subscribers (sec)</text:p>
            </chart:title>
            <chart:grid chart:style-name="ch9" chart:class="major"/>
          </chart:axis>
          <chart:series chart:style-name="ch10" chart:values-cell-range-address="Sheet1.B37:Sheet1.K37" chart:label-cell-address="Sheet1.A37:Sheet1.A37" chart:class="chart:scatter">
            <chart:domain table:cell-range-address="Sheet1.B36:Sheet1.K36"/>
            <chart:data-point chart:repeated="10"/>
          </chart:series>
          <chart:series chart:style-name="ch11" chart:values-cell-range-address="Sheet1.B38:Sheet1.K38" chart:label-cell-address="Sheet1.A38:Sheet1.A38" chart:class="chart:scatter">
            <chart:data-point chart:repeated="10"/>
          </chart:series>
          <chart:series chart:style-name="ch12" chart:values-cell-range-address="Sheet1.B39:Sheet1.K39" chart:label-cell-address="Sheet1.A39:Sheet1.A39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6:Sheet1.K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</table:table-header-rows>
          <table:table-rows>
            <table:table-row>
              <table:table-cell office:value-type="string">
                <text:p>Websocket</text:p>
                <draw:g>
                  <svg:desc>Sheet1.A37:Sheet1.A37</svg:desc>
                </draw:g>
              </table:table-cell>
              <table:table-cell office:value-type="float" office:value="0.00058975">
                <text:p>0.00058975</text:p>
                <draw:g>
                  <svg:desc>Sheet1.B37:Sheet1.K37</svg:desc>
                </draw:g>
              </table:table-cell>
              <table:table-cell office:value-type="float" office:value="0.00538375">
                <text:p>0.00538375</text:p>
              </table:table-cell>
              <table:table-cell office:value-type="float" office:value="0.02988325">
                <text:p>0.02988325</text:p>
              </table:table-cell>
              <table:table-cell office:value-type="float" office:value="0.03531">
                <text:p>0.03531</text:p>
              </table:table-cell>
              <table:table-cell office:value-type="float" office:value="0.0524985">
                <text:p>0.0524985</text:p>
              </table:table-cell>
              <table:table-cell office:value-type="float" office:value="0.080037">
                <text:p>0.080037</text:p>
              </table:table-cell>
              <table:table-cell office:value-type="float" office:value="0.08806775">
                <text:p>0.08806775</text:p>
              </table:table-cell>
              <table:table-cell office:value-type="float" office:value="0.10926225">
                <text:p>0.10926225</text:p>
              </table:table-cell>
              <table:table-cell office:value-type="float" office:value="0.1195475">
                <text:p>0.1195475</text:p>
              </table:table-cell>
              <table:table-cell office:value-type="float" office:value="0.16574875">
                <text:p>0.16574875</text:p>
              </table:table-cell>
            </table:table-row>
            <table:table-row>
              <table:table-cell office:value-type="string">
                <text:p>EventSource</text:p>
                <draw:g>
                  <svg:desc>Sheet1.A38:Sheet1.A38</svg:desc>
                </draw:g>
              </table:table-cell>
              <table:table-cell office:value-type="float" office:value="0.00086975">
                <text:p>0.00086975</text:p>
                <draw:g>
                  <svg:desc>Sheet1.B38:Sheet1.K38</svg:desc>
                </draw:g>
              </table:table-cell>
              <table:table-cell office:value-type="float" office:value="0.00644525">
                <text:p>0.00644525</text:p>
              </table:table-cell>
              <table:table-cell office:value-type="float" office:value="0.02477875">
                <text:p>0.02477875</text:p>
              </table:table-cell>
              <table:table-cell office:value-type="float" office:value="0.056422">
                <text:p>0.056422</text:p>
              </table:table-cell>
              <table:table-cell office:value-type="float" office:value="0.09147275">
                <text:p>0.09147275</text:p>
              </table:table-cell>
              <table:table-cell office:value-type="float" office:value="0.1191095">
                <text:p>0.1191095</text:p>
              </table:table-cell>
              <table:table-cell office:value-type="float" office:value="0.13796025">
                <text:p>0.13796025</text:p>
              </table:table-cell>
              <table:table-cell office:value-type="float" office:value="0.139004">
                <text:p>0.139004</text:p>
              </table:table-cell>
              <table:table-cell office:value-type="float" office:value="0.1674635">
                <text:p>0.1674635</text:p>
              </table:table-cell>
              <table:table-cell office:value-type="float" office:value="0.18528975">
                <text:p>0.18528975</text:p>
              </table:table-cell>
            </table:table-row>
            <table:table-row>
              <table:table-cell office:value-type="string">
                <text:p>Long-Poll</text:p>
                <draw:g>
                  <svg:desc>Sheet1.A39:Sheet1.A39</svg:desc>
                </draw:g>
              </table:table-cell>
              <table:table-cell office:value-type="float" office:value="0.0009285">
                <text:p>0.0009285</text:p>
                <draw:g>
                  <svg:desc>Sheet1.B39:Sheet1.K39</svg:desc>
                </draw:g>
              </table:table-cell>
              <table:table-cell office:value-type="float" office:value="0.00876175">
                <text:p>0.00876175</text:p>
              </table:table-cell>
              <table:table-cell office:value-type="float" office:value="0.032162">
                <text:p>0.032162</text:p>
              </table:table-cell>
              <table:table-cell office:value-type="float" office:value="0.080616">
                <text:p>0.080616</text:p>
              </table:table-cell>
              <table:table-cell office:value-type="float" office:value="0.1107325">
                <text:p>0.1107325</text:p>
              </table:table-cell>
              <table:table-cell office:value-type="float" office:value="0.118037">
                <text:p>0.118037</text:p>
              </table:table-cell>
              <table:table-cell office:value-type="float" office:value="0.208083">
                <text:p>0.208083</text:p>
              </table:table-cell>
              <table:table-cell office:value-type="float" office:value="0.21475625">
                <text:p>0.21475625</text:p>
              </table:table-cell>
              <table:table-cell office:value-type="float" office:value="0.26082975">
                <text:p>0.26082975</text:p>
              </table:table-cell>
              <table:table-cell office:value-type="float" office:value="0.36723675">
                <text:p>0.36723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